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Der interface Converter hat zwei Methoden: </text:span></text:p>
      <text:p text:style-name="P1"><text:span text:style-name="T2"/></text:p>
      <text:p text:style-name="P1"><text:span text:style-name="T3">+pars(String jsonString): T: der sich darum kümmert die Objekte in eine Liste auszupacken.</text:span></text:p>
      <text:p text:style-name="P1"><text:span text:style-name="T3">+serialize(T object): String: der sich darum kümmert die Objekte in einen JSON Datei zu packen.</text:span></text:p>
      <text:p text:style-name="P1"><text:span text:style-name="T4"/></text:p>
      <text:p text:style-name="P1"><text:span text:style-name="T5">Das einzigste Unterschied zwischen die Klassen, die den Interface implementieren, sind die Objekte, die sie benutzen.</text:span></text:p>
      <text:p text:style-name="P1"><text:span text:style-name="T6"/></text:p>
      <text:p text:style-name="P1"><text:span text:style-name="T7">UserConverter: pars(String jsonString): List&lt;User&gt; </text:span></text:p>
      <text:p text:style-name="P1"><text:span text:style-name="T7">ParticipantConverter: pars(String jsonString): List&lt;Participant&gt;</text:span></text:p>
      <text:p text:style-name="P1"><text:span text:style-name="T7">MeetingConverter: pars(String jsonString): List&lt;Meeting&gt;</text:span></text:p>
      <text:p text:style-name="P1"><text:span text:style-name="T7">GroupConverter: pars(String jsonString): List&lt;Group&gt;</text:span></text:p>
      <text:p text:style-name="P1"><text:span text:style-name="T7">GroupMemberConverter: pars(String jsonString): List&lt;User&gt;</text:span></text:p>
      <text:p text:style-name="P1"><text:span text:style-name="T7">NotificationConverter: pars(String jsonString): List&lt;Notification&gt;</text:span></text:p>
      <text:p text:style-name="P1"><text:span text:style-name="T8"/></text:p>
      <text:p text:style-name="P1"><text:span text:style-name="T9">GPS_Converter: serialize(GPS gps)</text:span></text:p>
      <text:p text:style-name="P1"><text:span text:style-name="T9">UserConverter: serialize(User user)</text:span></text:p>
      <text:p text:style-name="P1"><text:span text:style-name="T9">ParticipantConverter: serialize(Participant participant)</text:span></text:p>
      <text:p text:style-name="P1"><text:span text:style-name="T9">MeetingConverter: serialize(Meeting meeting)</text:span></text:p>
      <text:p text:style-name="P1"><text:span text:style-name="T9">GroupConverter: serialize(Group group)</text:span></text:p>
      <text:p text:style-name="P1"><text:span text:style-name="T9">GroupMemberConverter: serialize(User user, Group group)</text:span></text:p>
      <text:p text:style-name="P1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